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_extract</text:p>
          </table:table-cell>
          <table:table-cell table:style-name="ce6" office:value-type="string" calcext:value-type="string">
            <text:p>powdered_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formula="of:=SUM([.F3:.J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/>
          <table:table-cell table:style-name="ce3" table:formula="of:=SUM([.F5:.J5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7:.J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9:.J9])" office:value-type="float" office:value="6" calcext:value-type="float">
            <text:p>6</text:p>
          </table:table-cell>
          <table:table-cell table:style-name="ce3" office:value-type="string" calcext:value-type="string">
            <text:p>with o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11:.J11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13:.J1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15:.J15])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7:.J1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19:.J19])" office:value-type="float" office:value="18" calcext:value-type="float">
            <text:p>18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21:.J21])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23:.J23])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5:.J25])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 Fedora with perfume and a plu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ming Moai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1:11:14.977415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29T21:15:50.434948598</dc:date>
    <meta:editing-duration>PT23H26M23S</meta:editing-duration>
    <meta:editing-cycles>21</meta:editing-cycles>
    <meta:generator>LibreOffice/6.0.7.3$Linux_X86_64 LibreOffice_project/00m0$Build-3</meta:generator>
    <meta:document-statistic meta:table-count="1" meta:cell-count="328" meta:object-count="0"/>
  </office:meta>
</office:document-meta>
</file>